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paragraph-rsid="000e30f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color="#7c007c" loext:opacity="100%" fo:font-size="14pt" officeooo:paragraph-rsid="000e30ff" fo:background-color="#ff00ff" style:font-size-asian="14pt" style:font-size-complex="14pt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10.5pt" style:font-size-asian="9.14999961853027pt" style:font-size-complex="10.5pt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color="#3e003e" loext:opacity="100%"/>
    </style:style>
    <style:style style:name="T7" style:family="text">
      <style:text-properties fo:color="#7c007c" loext:opacity="100%"/>
    </style:style>
    <style:style style:name="T8" style:family="text">
      <style:text-properties fo:color="#9c009c" loext:opacity="100%"/>
    </style:style>
    <style:style style:name="T9" style:family="text">
      <style:text-properties fo:color="#e300e3" loext:opacity="100%"/>
    </style:style>
    <style:style style:name="T10" style:family="text">
      <style:text-properties fo:color="#ca00c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ormação profissional é um pilar fundamental no desenvolvimento de habilidades e conhecimentos necessários para enfrentar os desafios do mercado de trabalho. Compreender a importância do aprendizado contínuo e aprimorar as competências específicas da área de atuação são passos essenciais para uma carreira bem-sucedida. Este texto explorará a relevância da formação no ambiente de trabalho, destacando seus benefícios e impactos positivos no crescimento pessoal e profissional.</text:p>
      <text:p text:style-name="P1"/>
      <text:p text:style-name="P3">Em um mundo dinâmico e em constante evolução, as demandas do mercado de trabalho também estão em transformação. Novas tecnologias, métodos e práticas surgem rapidamente, demandando que os profissionais estejam atualizados e preparados para lidar com as mudanças. Nesse contexto, a formação contínua se apresenta como uma ferramenta essencial para a adaptação e o sucesso profissional.</text:p>
      <text:p text:style-name="P1"/>
      <text:p text:style-name="P1">A formação não se limita apenas à aquisição de novos conhecimentos teóricos, mas também engloba o desenvolvimento de habilidades práticas. A aplicação eficaz do aprendizado no ambiente de trabalho é crucial para a obtenção de resultados significativos. A prática constante e a experimentação de novas abordagens possibilitam a consolidação do conhecimento adquirido, promovendo a eficiência e a inovação nas tarefas cotidianas.</text:p>
      <text:p text:style-name="P1"/>
      <text:p text:style-name="P1">Além disso, a formação no ambiente de trabalho contribui para a motivação e satisfação dos colaboradores. Ao investir no desenvolvimento profissional de sua equipe, as organizações demonstram um compromisso com o crescimento individual de cada membro, o que cria um ambiente mais positivo e estimulante. Colaboradores engajados e satisfeitos são mais propensos a contribuir de maneira significativa para o sucesso da empresa.</text:p>
      <text:p text:style-name="P1"/>
      <text:p text:style-name="P1">Outro aspecto relevante da formação é o estímulo à liderança e ao trabalho em equipe. Programas de treinamento podem proporcionar experiências práticas que fortalecem não apenas as competências individuais, mas também a capacidade de colaborar efetivamente com colegas. A promoção de uma cultura de aprendizado coletivo fomenta a troca de ideias e a resolução conjunta de desafios, criando um ambiente de trabalho mais colaborativo e inovador.</text:p>
      <text:p text:style-name="P1"/>
      <text:p text:style-name="P1">A formação também desempenha um papel crucial na gestão do desempenho e no alcance de metas organizacionais. Ao alinhar os objetivos de aprendizado com as metas da empresa, é possível direcionar os esforços de formação para áreas específicas que contribuirão para o sucesso global da organização. O monitoramento constante do progresso e a avaliação dos resultados obtidos garantem que a formação seja eficaz e alinhada com as necessidades do negócio.</text:p>
      <text:p text:style-name="P1"/>
      <text:p text:style-name="P1">No entanto, para que a formação seja verdadeiramente eficiente, é necessário que haja um planejamento cuidadoso e uma abordagem personalizada. Cada profissional possui suas próprias necessidades e objetivos, e um programa de formação bem-sucedido leva em consideração essa diversidade. A criação de planos de <text:soft-page-break/>desenvolvimento individualizados, que considerem as habilidades existentes e as lacunas a serem preenchidas, é essencial para maximizar os benefícios da formação.</text:p>
      <text:p text:style-name="P1"/>
      <text:p text:style-name="P1">Além disso, a utilização de métodos de ensino inovadores e interativos pode potencializar a assimilação do conhecimento. A combinação de aulas presenciais, treinamentos online, workshops e atividades práticas oferece uma abordagem abrangente que atende aos diferentes estilos de aprendizado dos profissionais.</text:p>
      <text:p text:style-name="P1"/>
      <text:p text:style-name="P1">Em um contexto globalizado, a formação também desempenha um papel crucial na promoção da diversidade e inclusão. Ao oferecer oportunidades iguais de aprendizado e desenvolvimento para todos os membros da equipe, as organizações contribuem para a criação de um ambiente de trabalho mais equitativo e enriquecedor. A diversidade de perspectivas e experiências fortalece a inovação e a resolução de problemas, impulsionando o crescimento sustentável da empresa.</text:p>
      <text:p text:style-name="P1"/>
      <text:p text:style-name="P1">Em resumo, a formação no ambiente de trabalho é um investimento estratégico que traz benefícios significativos tanto para os profissionais quanto para as organizações. A adaptação constante às mudanças, o desenvolvimento de habilidades práticas, a promoção da motivação e satisfação dos colaboradores, o estímulo à liderança e ao trabalho em equipe, a gestão eficiente do desempenho e a promoção da diversidade são apenas alguns dos aspectos positivos que a formação pode proporcionar.</text:p>
      <text:p text:style-name="P1"/>
      <text:p text:style-name="P1">Ao reconhecer a importância da formação contínua e ao adotar uma abordagem proativa em relação ao desenvolvimento profissional, tanto os indivíduos quanto as organizações estarão mais bem preparados para enfrentar os desafios do mercado de trabalho e prosperar em um ambiente cada vez mais competitivo e dinâmico. Investir no aprendizado é investir no futuro, construindo uma base sólida para o crescimento sustentável e a excelência profissional. 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9:40:59.242000000</meta:creation-date>
    <dc:date>2024-03-18T19:51:43.544000000</dc:date>
    <meta:editing-duration>PT1H10M9S</meta:editing-duration>
    <meta:editing-cycles>4</meta:editing-cycles>
    <meta:generator>LibreOffice/7.4.7.2$Windows_x86 LibreOffice_project/723314e595e8007d3cf785c16538505a1c878ca5</meta:generator>
    <meta:document-statistic meta:table-count="0" meta:image-count="0" meta:object-count="0" meta:page-count="2" meta:paragraph-count="12" meta:word-count="691" meta:character-count="4782" meta:non-whitespace-character-count="4100"/>
  </office:meta>
</office:document-meta>
</file>